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style:vertical-align="middle" style:cell-protect="protected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able-cell-properties style:vertical-align="middle" style:cell-protect="protecte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2.98979166666667cm"/>
    </style:style>
    <style:style style:name="co4" style:family="table-column">
      <style:table-column-properties fo:break-before="auto" style:column-width="3.3602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" table:style-name="ta1">
        <table:table-column table:style-name="co1" table:number-columns-repeated="3" table:default-cell-style-name="ce1"/>
        <table:table-column table:style-name="co2" table:default-cell-style-name="ce2"/>
        <table:table-column table:style-name="co3" table:default-cell-style-name="ce4"/>
        <table:table-column table:style-name="co4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CÓDIGOARTÍCULO</text:p>
          </table:table-cell>
          <table:table-cell office:value-type="string" table:style-name="ce1">
            <text:p>SECCIÓN</text:p>
          </table:table-cell>
          <table:table-cell office:value-type="string" table:style-name="ce1">
            <text:p>NOMBREARTÍCULO</text:p>
          </table:table-cell>
          <table:table-cell office:value-type="string" table:style-name="ce2">
            <text:p>PRECIO</text:p>
          </table:table-cell>
          <table:table-cell office:value-type="string" table:style-name="ce4">
            <text:p>FECHA</text:p>
          </table:table-cell>
          <table:table-cell office:value-type="string" table:style-name="ce1">
            <text:p>IMPORTADO</text:p>
          </table:table-cell>
          <table:table-cell office:value-type="string" table:style-name="ce1">
            <text:p>PAÍSDEORIGEN</text:p>
          </table:table-cell>
          <table:table-cell office:value-type="string" table:style-name="ce1">
            <text:p>FOT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01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currency" office:value="6.6280000000000001" table:style-name="ce3">
            <text:p><text:s/>6,63 €<text:s/></text:p>
          </table:table-cell>
          <table:table-cell office:value-type="date" office:date-value="2000-10-22T00:00:00" table:style-name="ce5">
            <text:p>2000-10-2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2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TRAJE CABALLERO</text:p>
          </table:table-cell>
          <table:table-cell office:value-type="currency" office:value="284.57690000000002" table:style-name="ce3">
            <text:p><text:s/>284,58 €<text:s/></text:p>
          </table:table-cell>
          <table:table-cell office:value-type="date" office:date-value="2002-03-11T00:00:00" table:style-name="ce5">
            <text:p>2002-03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3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CHE TELEDIRIGIDO</text:p>
          </table:table-cell>
          <table:table-cell office:value-type="currency" office:value="159.4462" table:style-name="ce3">
            <text:p><text:s/>159,45 €<text:s/></text:p>
          </table:table-cell>
          <table:table-cell office:value-type="date" office:date-value="2002-05-26T00:00:00" table:style-name="ce5">
            <text:p>2002-05-26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RAQUETA TENIS</text:p>
          </table:table-cell>
          <table:table-cell office:value-type="currency" office:value="93.469399999999993" table:style-name="ce3">
            <text:p><text:s/>93,47 €<text:s/></text:p>
          </table:table-cell>
          <table:table-cell office:value-type="date" office:date-value="2000-03-20T00:00:00" table:style-name="ce5">
            <text:p>2000-03-2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6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MANCUERNAS</text:p>
          </table:table-cell>
          <table:table-cell office:value-type="currency" office:value="60" table:style-name="ce3">
            <text:p><text:s/>60,00 €<text:s/></text:p>
          </table:table-cell>
          <table:table-cell office:value-type="date" office:date-value="2000-09-13T00:00:00" table:style-name="ce5">
            <text:p>2000-09-1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SERRUCHO</text:p>
          </table:table-cell>
          <table:table-cell office:value-type="currency" office:value="30.204499999999999" table:style-name="ce3">
            <text:p><text:s/>30,20 €<text:s/></text:p>
          </table:table-cell>
          <table:table-cell office:value-type="date" office:date-value="2001-03-23T00:00:00" table:style-name="ce5">
            <text:p>2001-03-2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8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RREPASILLOS</text:p>
          </table:table-cell>
          <table:table-cell office:value-type="currency" office:value="103.3356" table:style-name="ce3">
            <text:p><text:s/>103,34 €<text:s/></text:p>
          </table:table-cell>
          <table:table-cell office:value-type="date" office:date-value="2000-04-11T00:00:00" table:style-name="ce5">
            <text:p>2000-04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PANTALÓN SEÑORA</text:p>
          </table:table-cell>
          <table:table-cell office:value-type="currency" office:value="174.23099999999999" table:style-name="ce3">
            <text:p><text:s/>174,23 €<text:s/></text:p>
          </table:table-cell>
          <table:table-cell office:value-type="date" office:date-value="2000-01-10T00:00:00" table:style-name="ce5">
            <text:p>2000-01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0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NSOLA VIDEO</text:p>
          </table:table-cell>
          <table:table-cell office:value-type="currency" office:value="442.5444" table:style-name="ce3">
            <text:p><text:s/>442,54 €<text:s/></text:p>
          </table:table-cell>
          <table:table-cell office:value-type="date" office:date-value="2002-09-24T00:00:00" table:style-name="ce5">
            <text:p>2002-09-2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TUBOS</text:p>
          </table:table-cell>
          <table:table-cell office:value-type="currency" office:value="168.42529999999999" table:style-name="ce3">
            <text:p><text:s/>168,43 €<text:s/></text:p>
          </table:table-cell>
          <table:table-cell office:value-type="date" office:date-value="2000-02-04T00:00:00" table:style-name="ce5">
            <text:p>2000-02-0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LAVE INGLESA</text:p>
          </table:table-cell>
          <table:table-cell office:value-type="currency" office:value="24.398599999999998" table:style-name="ce3">
            <text:p><text:s/>24,40 €<text:s/></text:p>
          </table:table-cell>
          <table:table-cell office:value-type="date" office:date-value="2001-05-23T00:00:00" table:style-name="ce5">
            <text:p>2001-05-2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MISA CABALLERO</text:p>
          </table:table-cell>
          <table:table-cell office:value-type="currency" office:value="67.130600000000001" table:style-name="ce3">
            <text:p><text:s/>67,13 €<text:s/></text:p>
          </table:table-cell>
          <table:table-cell office:value-type="date" office:date-value="2002-08-11T00:00:00" table:style-name="ce5">
            <text:p>2002-08-11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4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TREN ELÉCTRICO</text:p>
          </table:table-cell>
          <table:table-cell office:value-type="currency" office:value="1505.3766000000001" table:style-name="ce3">
            <text:p><text:s/>1.505,38 €<text:s/></text:p>
          </table:table-cell>
          <table:table-cell office:value-type="date" office:date-value="2001-07-03T00:00:00" table:style-name="ce5">
            <text:p>2001-07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5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PLATO DECORATIVO</text:p>
          </table:table-cell>
          <table:table-cell office:value-type="currency" office:value="54.091099999999997" table:style-name="ce3">
            <text:p><text:s/>54,09 €<text:s/></text:p>
          </table:table-cell>
          <table:table-cell office:value-type="date" office:date-value="2000-06-07T00:00:00" table:style-name="ce5">
            <text:p>2000-06-0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ALICATES</text:p>
          </table:table-cell>
          <table:table-cell office:value-type="currency" office:value="6.7362000000000002" table:style-name="ce3">
            <text:p><text:s/>6,74 €<text:s/></text:p>
          </table:table-cell>
          <table:table-cell office:value-type="date" office:date-value="2000-04-17T00:00:00" table:style-name="ce5">
            <text:p>2000-04-1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7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MUÑECA ANDADORA</text:p>
          </table:table-cell>
          <table:table-cell office:value-type="currency" office:value="105.05929999999999" table:style-name="ce3">
            <text:p><text:s/>105,06 €<text:s/></text:p>
          </table:table-cell>
          <table:table-cell office:value-type="date" office:date-value="2001-01-04T00:00:00" table:style-name="ce5">
            <text:p>2001-01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ISTOLA OLÍMPICA</text:p>
          </table:table-cell>
          <table:table-cell office:value-type="currency" office:value="46.734699999999997" table:style-name="ce3">
            <text:p><text:s/>46,73 €<text:s/></text:p>
          </table:table-cell>
          <table:table-cell office:value-type="date" office:date-value="2001-02-02T00:00:00" table:style-name="ce5">
            <text:p>2001-02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SUE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BLUSA SRA.</text:p>
          </table:table-cell>
          <table:table-cell office:value-type="currency" office:value="101.0566" table:style-name="ce3">
            <text:p><text:s/>101,06 €<text:s/></text:p>
          </table:table-cell>
          <table:table-cell office:value-type="date" office:date-value="2000-03-18T00:00:00" table:style-name="ce5">
            <text:p>2000-03-18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0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UEGO DE TE</text:p>
          </table:table-cell>
          <table:table-cell office:value-type="currency" office:value="43.272799999999997" table:style-name="ce3">
            <text:p><text:s/>43,27 €<text:s/></text:p>
          </table:table-cell>
          <table:table-cell office:value-type="date" office:date-value="2001-01-15T00:00:00" table:style-name="ce5">
            <text:p>2001-01-1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CENICERO</text:p>
          </table:table-cell>
          <table:table-cell office:value-type="currency" office:value="19.7468" table:style-name="ce3">
            <text:p><text:s/>19,75 €<text:s/></text:p>
          </table:table-cell>
          <table:table-cell office:value-type="date" office:date-value="2001-07-02T00:00:00" table:style-name="ce5">
            <text:p>2001-07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MARTILLO</text:p>
          </table:table-cell>
          <table:table-cell office:value-type="currency" office:value="11.395200000000001" table:style-name="ce3">
            <text:p><text:s/>11,40 €<text:s/></text:p>
          </table:table-cell>
          <table:table-cell office:value-type="date" office:date-value="2001-09-04T00:00:00" table:style-name="ce5">
            <text:p>2001-09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ZADORA PIEL</text:p>
          </table:table-cell>
          <table:table-cell office:value-type="currency" office:value="522.69299999999998" table:style-name="ce3">
            <text:p><text:s/>522,69 €<text:s/></text:p>
          </table:table-cell>
          <table:table-cell office:value-type="date" office:date-value="2001-07-10T00:00:00" table:style-name="ce5">
            <text:p>2001-07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RUGBY</text:p>
          </table:table-cell>
          <table:table-cell office:value-type="currency" office:value="111.64400000000001" table:style-name="ce3">
            <text:p><text:s/>111,64 €<text:s/></text:p>
          </table:table-cell>
          <table:table-cell office:value-type="date" office:date-value="2000-11-11T00:00:00" table:style-name="ce5">
            <text:p>2000-11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5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BALONCESTO</text:p>
          </table:table-cell>
          <table:table-cell office:value-type="currency" office:value="75.273099999999999" table:style-name="ce3">
            <text:p><text:s/>75,27 €<text:s/></text:p>
          </table:table-cell>
          <table:table-cell office:value-type="date" office:date-value="2001-06-25T00:00:00" table:style-name="ce5">
            <text:p>2001-06-2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6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FUERTE DE SOLDADOS</text:p>
          </table:table-cell>
          <table:table-cell office:value-type="currency" office:value="143.702" table:style-name="ce3">
            <text:p><text:s/>143,70 €<text:s/></text:p>
          </table:table-cell>
          <table:table-cell office:value-type="date" office:date-value="2000-11-25T00:00:00" table:style-name="ce5">
            <text:p>2000-11-2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CABALLERO</text:p>
          </table:table-cell>
          <table:table-cell office:value-type="currency" office:value="500000" table:style-name="ce3">
            <text:p><text:s/>500.000,00 €<text:s/></text:p>
          </table:table-cell>
          <table:table-cell office:value-type="date" office:date-value="2002-04-05T00:00:00" table:style-name="ce5">
            <text:p>2002-04-0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FÚTBOL</text:p>
          </table:table-cell>
          <table:table-cell office:value-type="currency" office:value="43.914700000000003" table:style-name="ce3">
            <text:p><text:s/>43,91 €<text:s/></text:p>
          </table:table-cell>
          <table:table-cell office:value-type="date" office:date-value="2002-07-04T00:00:00" table:style-name="ce5">
            <text:p>2002-07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SRA</text:p>
          </table:table-cell>
          <table:table-cell office:value-type="currency" office:value="360.0736" table:style-name="ce3">
            <text:p><text:s/>360,07 €<text:s/></text:p>
          </table:table-cell>
          <table:table-cell office:value-type="date" office:date-value="2001-05-03T00:00:00" table:style-name="ce5">
            <text:p>2001-05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0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currency" office:value="9.0584000000000007" table:style-name="ce3">
            <text:p><text:s/>9,06 €<text:s/></text:p>
          </table:table-cell>
          <table:table-cell office:value-type="date" office:date-value="2002-02-20T00:00:00" table:style-name="ce5">
            <text:p>2002-02-2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1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PISTOLA CON SONIDOS</text:p>
          </table:table-cell>
          <table:table-cell office:value-type="currency" office:value="57.25" table:style-name="ce3">
            <text:p><text:s/>57,25 €<text:s/></text:p>
          </table:table-cell>
          <table:table-cell office:value-type="date" office:date-value="2001-04-15T00:00:00" table:style-name="ce5">
            <text:p>2001-04-15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2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RONÓMETRO</text:p>
          </table:table-cell>
          <table:table-cell office:value-type="currency" office:value="439.1764" table:style-name="ce3">
            <text:p><text:s/>439,18 €<text:s/></text:p>
          </table:table-cell>
          <table:table-cell office:value-type="date" office:date-value="2002-01-03T00:00:00" table:style-name="ce5">
            <text:p>2002-01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3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MACETA</text:p>
          </table:table-cell>
          <table:table-cell office:value-type="currency" office:value="29.043399999999998" table:style-name="ce3">
            <text:p><text:s/>29,04 €<text:s/></text:p>
          </table:table-cell>
          <table:table-cell office:value-type="date" office:date-value="2000-02-23T00:00:00" table:style-name="ce5">
            <text:p>2000-02-23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4</text:p>
          </table:table-cell>
          <table:table-cell office:value-type="string" table:style-name="ce1">
            <text:p>OFICINA</text:p>
          </table:table-cell>
          <table:table-cell office:value-type="string" table:style-name="ce1">
            <text:p>PIE DE LÁMPARA</text:p>
          </table:table-cell>
          <table:table-cell office:value-type="currency" office:value="39.760599999999997" table:style-name="ce3">
            <text:p><text:s/>39,76 €<text:s/></text:p>
          </table:table-cell>
          <table:table-cell office:value-type="date" office:date-value="2001-05-27T00:00:00" table:style-name="ce5">
            <text:p>2001-05-2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URQUÍ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5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IMA GRANDE</text:p>
          </table:table-cell>
          <table:table-cell office:value-type="currency" office:value="22.069199999999999" table:style-name="ce3">
            <text:p><text:s/>22,07 €<text:s/></text:p>
          </table:table-cell>
          <table:table-cell office:value-type="date" office:date-value="2002-08-10T00:00:00" table:style-name="ce5">
            <text:p>2002-08-10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JUEGO DE BROCAS</text:p>
          </table:table-cell>
          <table:table-cell office:value-type="currency" office:value="15.095000000000001" table:style-name="ce3">
            <text:p><text:s/>15,10 €<text:s/></text:p>
          </table:table-cell>
          <table:table-cell office:value-type="date" office:date-value="2002-07-04T00:00:00" table:style-name="ce5">
            <text:p>2002-07-0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AIWÁ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INTURÓN DE PIEL</text:p>
          </table:table-cell>
          <table:table-cell office:value-type="currency" office:value="4.3273000000000001" table:style-name="ce3">
            <text:p><text:s/>4,33 €<text:s/></text:p>
          </table:table-cell>
          <table:table-cell office:value-type="date" office:date-value="2002-05-12T00:00:00" table:style-name="ce5">
            <text:p>2002-05-1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AÑA DE PESCA</text:p>
          </table:table-cell>
          <table:table-cell office:value-type="currency" office:value="270" table:style-name="ce3">
            <text:p><text:s/>270,00 €<text:s/></text:p>
          </table:table-cell>
          <table:table-cell office:value-type="date" office:date-value="2000-02-14T00:00:00" table:style-name="ce5">
            <text:p>2000-02-1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9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ARRA CHINA</text:p>
          </table:table-cell>
          <table:table-cell office:value-type="currency" office:value="127.7704" table:style-name="ce3">
            <text:p><text:s/>127,77 €<text:s/></text:p>
          </table:table-cell>
          <table:table-cell office:value-type="date" office:date-value="2002-09-02T00:00:00" table:style-name="ce5">
            <text:p>2002-09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0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OTA ALPINISMO</text:p>
          </table:table-cell>
          <table:table-cell office:value-type="currency" office:value="144" table:style-name="ce3">
            <text:p><text:s/>144,00 €<text:s/></text:p>
          </table:table-cell>
          <table:table-cell office:value-type="date" office:date-value="2002-05-05T00:00:00" table:style-name="ce5">
            <text:p>2002-05-05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1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ALAS DE PING PONG</text:p>
          </table:table-cell>
          <table:table-cell office:value-type="currency" office:value="21.6" table:style-name="ce3">
            <text:p><text:s/>21,60 €<text:s/></text:p>
          </table:table-cell>
          <table:table-cell office:value-type="date" office:date-value="2002-02-02T00:00:00" table:style-name="ce5">
            <text:p>2002-02-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number-rows-repeated="1048535" table:style-name="ro2">
          <table:table-cell table:number-columns-repeated="16384"/>
        </table:table-row>
      </table:table>
      <table:named-expressions>
        <table:named-range table:name="PRODUCTOS" table:cell-range-address="PRODUCTOS.$A$1:PRODUCTOS.$H$41" table:base-cell-address="PRODUCT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36P1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36P2" number:language="es" number:country="ES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  <number:currency-symbol number:language="es" number:country="ES">€</number:currency-symbol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date-style style:name="N37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meta:initial-creator>Juan</meta:initial-creator>
    <dc:creator>Roberto Alonso Herraiz</dc:creator>
    <meta:creation-date>2015-07-21T10:08:22Z</meta:creation-date>
    <dc:date>2021-10-19T16:21:09Z</dc:date>
  </office:meta>
</office:document-meta>
</file>